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4">
            <text:p>LuS-11404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235.0">
            <text:p>923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9">
            <text:p>-8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38145">
            <text:p>Ua-38145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86.0">
            <text:p>8086.0</text:p>
          </table:table-cell>
          <table:table-cell office:value-type="float" office:value="60.0">
            <text:p>60.0</text:p>
          </table:table-cell>
          <table:table-cell office:value-type="string" office:value="Corylus, Fishing construction found in lacustrine sediment">
            <text:p>Corylus, Fishing construction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0">
            <text:p>-12.0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11">
            <text:p>LuS-11411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440.0">
            <text:p>944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1">
            <text:p>-7.1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7">
            <text:p>LuS-11407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435.0">
            <text:p>943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9">
            <text:p>-8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9">
            <text:p>LuS-11409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05.0">
            <text:p>940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9">
            <text:p>-19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8">
            <text:p>LuS-1140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575.0">
            <text:p>957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2">
            <text:p>-9.2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6">
            <text:p>LuS-11406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40.0">
            <text:p>944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8">
            <text:p>-19.8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5">
            <text:p>LuS-11405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495.0">
            <text:p>949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3">
            <text:p>LuS-11403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285.0">
            <text:p>928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6">
            <text:p>-8.6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10">
            <text:p>LuS-11410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335.0">
            <text:p>933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8">
            <text:p>-13.8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2">
            <text:p>Lus-11402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90.0">
            <text:p>939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2197">
            <text:p>LuS-12197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8930.0">
            <text:p>8930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9">
            <text:p>-4.9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1">
            <text:p>LuS-11401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75.0">
            <text:p>937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5">
            <text:p>-8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2196">
            <text:p>LuS-12196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8580.0">
            <text:p>8580.0</text:p>
          </table:table-cell>
          <table:table-cell office:value-type="float" office:value="60.0">
            <text:p>6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8">
            <text:p>-4.8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2028">
            <text:p>LuS-1202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40.0">
            <text:p>9340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3">
            <text:p>-8.3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57">
            <text:p>LuS-11557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610.0">
            <text:p>9610.0</text:p>
          </table:table-cell>
          <table:table-cell office:value-type="float" office:value="60.0">
            <text:p>6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8">
            <text:p>-18.8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58">
            <text:p>LuS-1155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45.0">
            <text:p>9345.0</text:p>
          </table:table-cell>
          <table:table-cell office:value-type="float" office:value="55.0">
            <text:p>5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2">
            <text:p>-10.2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59">
            <text:p>LuS-11559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580.0">
            <text:p>9580.0</text:p>
          </table:table-cell>
          <table:table-cell office:value-type="float" office:value="55.0">
            <text:p>5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9.5">
            <text:p>-19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0">
            <text:p>LuS-11560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55.0">
            <text:p>9355.0</text:p>
          </table:table-cell>
          <table:table-cell office:value-type="float" office:value="55.0">
            <text:p>5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0">
            <text:p>-9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1">
            <text:p>LuS-11561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320.0">
            <text:p>932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7">
            <text:p>-18.7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2">
            <text:p>LuS-11562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620.0">
            <text:p>962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3.2">
            <text:p>-23.2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809">
            <text:p>LuS-11809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50.0">
            <text:p>9450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7">
            <text:p>-18.7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808">
            <text:p>LuS-11808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550.0">
            <text:p>9550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8.5">
            <text:p>-18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3">
            <text:p>LuS-11563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340.0">
            <text:p>934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7.6">
            <text:p>-17.6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807">
            <text:p>LuS-11807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05.0">
            <text:p>9305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9">
            <text:p>-9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806">
            <text:p>LuS-11806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55.0">
            <text:p>935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7">
            <text:p>-6.7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2198">
            <text:p>LuS-1219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8820.0">
            <text:p>8820.0</text:p>
          </table:table-cell>
          <table:table-cell office:value-type="float" office:value="55.0">
            <text:p>5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9">
            <text:p>-4.9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121">
            <text:p>LuS-11121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695.0">
            <text:p>9695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2">
            <text:p>-20.2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4">
            <text:p>LuS-11564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215.0">
            <text:p>9215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3">
            <text:p>-11.3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094">
            <text:p>LuS-11094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05.0">
            <text:p>9405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7.9">
            <text:p>-17.9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-269">
            <text:p>Lu-269</text:p>
          </table:table-cell>
          <table:table-cell office:value-type="float" office:value="56.03">
            <text:p>56.03</text:p>
          </table:table-cell>
          <table:table-cell office:value-type="float" office:value="14.62">
            <text:p>14.62</text:p>
          </table:table-cell>
          <table:table-cell office:value-type="float" office:value="6820.0">
            <text:p>6820.0</text:p>
          </table:table-cell>
          <table:table-cell office:value-type="float" office:value="70.0">
            <text:p>70.0</text:p>
          </table:table-cell>
          <table:table-cell office:value-type="string" office:value="charcoal of Quercus">
            <text:p>charcoal of Quer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0.6403124237432849">
            <text:p>0.6403124237432849</text:p>
          </table:table-cell>
          <table:table-cell office:value-type="float" office:value="0.6403124237432849">
            <text:p>0.640312423743284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-302">
            <text:p>Lu-302</text:p>
          </table:table-cell>
          <table:table-cell office:value-type="float" office:value="56.03">
            <text:p>56.03</text:p>
          </table:table-cell>
          <table:table-cell office:value-type="float" office:value="14.62">
            <text:p>14.62</text:p>
          </table:table-cell>
          <table:table-cell office:value-type="float" office:value="6640.0">
            <text:p>664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0.6403124237432849">
            <text:p>0.6403124237432849</text:p>
          </table:table-cell>
          <table:table-cell office:value-type="float" office:value="0.6403124237432849">
            <text:p>0.640312423743284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-313">
            <text:p>Lu-313</text:p>
          </table:table-cell>
          <table:table-cell office:value-type="float" office:value="56.03">
            <text:p>56.03</text:p>
          </table:table-cell>
          <table:table-cell office:value-type="float" office:value="14.62">
            <text:p>14.62</text:p>
          </table:table-cell>
          <table:table-cell office:value-type="float" office:value="3820.0">
            <text:p>3820.0</text:p>
          </table:table-cell>
          <table:table-cell office:value-type="float" office:value="65.0">
            <text:p>65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393">
            <text:p>LuS-10393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330.0">
            <text:p>9330.0</text:p>
          </table:table-cell>
          <table:table-cell office:value-type="float" office:value="65.0">
            <text:p>65.0</text:p>
          </table:table-cell>
          <table:table-cell office:value-type="string" office:value="Bos primigenius, metatarsus found in lacustrine sediment">
            <text:p>Bos primigenius, metatarsus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4">
            <text:p>-15.4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673">
            <text:p>LuS-10673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20.0">
            <text:p>8020.0</text:p>
          </table:table-cell>
          <table:table-cell office:value-type="float" office:value="120.0">
            <text:p>12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7">
            <text:p>-11.7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13">
            <text:p>Ua-48213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7718.0">
            <text:p>7718.0</text:p>
          </table:table-cell>
          <table:table-cell office:value-type="float" office:value="55.0">
            <text:p>55.0</text:p>
          </table:table-cell>
          <table:table-cell office:value-type="string" office:value="Corylus, Fishing construction found in lacustrine sediment">
            <text:p>Corylus, Fishing construction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3">
            <text:p>-6.3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120">
            <text:p>LuS-11120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500.0">
            <text:p>9500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6">
            <text:p>-19.6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675">
            <text:p>LuS-10675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40.0">
            <text:p>8040.0</text:p>
          </table:table-cell>
          <table:table-cell office:value-type="float" office:value="115.0">
            <text:p>11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0.3">
            <text:p>-10.3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12">
            <text:p>Ua-48212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543.0">
            <text:p>9543.0</text:p>
          </table:table-cell>
          <table:table-cell office:value-type="float" office:value="59.0">
            <text:p>59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1.5">
            <text:p>-21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676">
            <text:p>LuS-10676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25.0">
            <text:p>8025.0</text:p>
          </table:table-cell>
          <table:table-cell office:value-type="float" office:value="55.0">
            <text:p>5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878">
            <text:p>LuS-10878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70.0">
            <text:p>9470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8">
            <text:p>-16.8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11">
            <text:p>Ua-48211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582.0">
            <text:p>9582.0</text:p>
          </table:table-cell>
          <table:table-cell office:value-type="float" office:value="59.0">
            <text:p>59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2.5">
            <text:p>-22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674">
            <text:p>LuS-10674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7950.0">
            <text:p>7950.0</text:p>
          </table:table-cell>
          <table:table-cell office:value-type="float" office:value="55.0">
            <text:p>5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6">
            <text:p>-11.6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093">
            <text:p>LuS-11093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605.0">
            <text:p>9605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2">
            <text:p>-19.2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879">
            <text:p>LuS-10879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85.0">
            <text:p>9485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8">
            <text:p>-16.8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10">
            <text:p>Ua-48210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53.0">
            <text:p>9453.0</text:p>
          </table:table-cell>
          <table:table-cell office:value-type="float" office:value="60.0">
            <text:p>6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3">
            <text:p>-19.3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011">
            <text:p>LuS-11011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7975.0">
            <text:p>7975.0</text:p>
          </table:table-cell>
          <table:table-cell office:value-type="float" office:value="35.0">
            <text:p>35.0</text:p>
          </table:table-cell>
          <table:table-cell office:value-type="string" office:value="Alces alces, pick axe found in lacustrine sediment">
            <text:p>Alces alces, pick axe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">
            <text:p>-5.6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962">
            <text:p>LuS-10962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00.0">
            <text:p>8000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5">
            <text:p>-8.5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880">
            <text:p>LuS-10880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7900.0">
            <text:p>7900.0</text:p>
          </table:table-cell>
          <table:table-cell office:value-type="float" office:value="35.0">
            <text:p>3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5">
            <text:p>-8.5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09">
            <text:p>Ua-48209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396.0">
            <text:p>9396.0</text:p>
          </table:table-cell>
          <table:table-cell office:value-type="float" office:value="57.0">
            <text:p>57.0</text:p>
          </table:table-cell>
          <table:table-cell office:value-type="string" office:value="Castor fiber, fibula found in lacustrine sediment">
            <text:p>Castor fiber, fibula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4">
            <text:p>-15.4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08">
            <text:p>Ua-4820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8892.0">
            <text:p>8892.0</text:p>
          </table:table-cell>
          <table:table-cell office:value-type="float" office:value="62.0">
            <text:p>62.0</text:p>
          </table:table-cell>
          <table:table-cell office:value-type="string" office:value="Cervus elaphus, antler found in lacustrine sediment">
            <text:p>Cervus elaphus, antler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0">
            <text:p>-6.0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07">
            <text:p>Ua-48207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7939.0">
            <text:p>7939.0</text:p>
          </table:table-cell>
          <table:table-cell office:value-type="float" office:value="53.0">
            <text:p>53.0</text:p>
          </table:table-cell>
          <table:table-cell office:value-type="string" office:value="Cervus elaphus, tibia found in lacustrine sediment">
            <text:p>Cervus elaphus, tibia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3">
            <text:p>-8.3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881">
            <text:p>LuS-10881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85.0">
            <text:p>8085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8">
            <text:p>-11.8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926">
            <text:p>LuS-10926</text:p>
          </table:table-cell>
          <table:table-cell office:value-type="float" office:value="55.72">
            <text:p>55.72</text:p>
          </table:table-cell>
          <table:table-cell office:value-type="float" office:value="14.19">
            <text:p>14.19</text:p>
          </table:table-cell>
          <table:table-cell office:value-type="float" office:value="7315.0">
            <text:p>7315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5">
            <text:p>-2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